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shtags used: </text:p>
      <text:p text:style-name="P1">#KukiMilitant #SaveManipur #Savemeiteis #Ethniccleansing #kukimilitants #kuki #meitei #visitManipur #Kuki_ZoEngineeredViolence #SaveMoreh #SaveManipurSaveIndia #MorehBurning #ManipurFights Back #KukiMilitantvioleteSoO #AbrogateSoO #poppy #illegalImmigration #terror #Sanamahi #7MonthsOfNoInternet #StopTheViolence #MyManipur #Stand4Manipur #ManipurUnderAttack #StopGenocideofMeiteis #lies #genocide #KukiLiesXposed #KukiAtrocites #KukiZoEngineerdManipurConflict #meiteiyouths #KukiWarCrimes #PoppyCultivators #kukinarcoterrorist #Narcokukiterrorist #SavekukiZoTribals #ManipurCrisis #KukiRapist #AssamRifles#lamkatalk #stoppoppycultivators #kukizo #kukizolivesmatter #ManipurPolice #FailedGovernment #manipurisburning #MeiteiMilitant </text:p>
      <text:p text:style-name="P1">Links for twitter accounts: </text:p>
      <text:p text:style-name="P1"><text:a xlink:type="simple" xlink:href="https://twitter.com/ReisKuki" office:target-frame-name="_blank" xlink:show="new" text:style-name="Internet_20_link" text:visited-style-name="Visited_20_Internet_20_Link">https://twitter.com/ReisKuki</text:a> </text:p>
      <text:p text:style-name="P1"><text:a xlink:type="simple" xlink:href="https://twitter.com/AboriginalKuki" office:target-frame-name="_blank" xlink:show="new" text:style-name="Internet_20_link" text:visited-style-name="Visited_20_Internet_20_Link">https://twitter.com/AboriginalKuki</text:a> </text:p>
      <text:p text:style-name="P1"><text:a xlink:type="simple" xlink:href="https://twitter.com/RayiCis" office:target-frame-name="_blank" xlink:show="new" text:style-name="Internet_20_link" text:visited-style-name="Visited_20_Internet_20_Link">https://twitter.com/RayiCis</text:a> </text:p>
      <text:p text:style-name="P1"><text:a xlink:type="simple" xlink:href="https://twitter.com/DrLamtinthangHk" office:target-frame-name="_blank" xlink:show="new" text:style-name="Internet_20_link" text:visited-style-name="Visited_20_Internet_20_Link">https://twitter.com/DrLamtinthangHk</text:a> </text:p>
      <text:p text:style-name="P1"><text:a xlink:type="simple" xlink:href="https://twitter.com/Bimol_Akoijam" office:target-frame-name="_blank" xlink:show="new" text:style-name="Internet_20_link" text:visited-style-name="Visited_20_Internet_20_Link">https://twitter.com/Bimol_Akoijam</text:a> </text:p>
      <text:p text:style-name="P1"><text:a xlink:type="simple" xlink:href="https://twitter.com/SiamPhaipi" office:target-frame-name="_blank" xlink:show="new" text:style-name="Internet_20_link" text:visited-style-name="Visited_20_Internet_20_Link">https://twitter.com/SiamPhaipi</text:a> </text:p>
      <text:p text:style-name="P1"><text:a xlink:type="simple" xlink:href="https://twitter.com/FunAndEnte6631" office:target-frame-name="_blank" xlink:show="new" text:style-name="Internet_20_link" text:visited-style-name="Visited_20_Internet_20_Link">https://twitter.com/FunAndEnte6631</text:a> </text:p>
      <text:p text:style-name="P1"><text:a xlink:type="simple" xlink:href="https://twitter.com/ManipurWaari" office:target-frame-name="_blank" xlink:show="new" text:style-name="Internet_20_link" text:visited-style-name="Visited_20_Internet_20_Link">https://twitter.com/ManipurWaari</text:a> </text:p>
      <text:p text:style-name="P1"><text:a xlink:type="simple" xlink:href="https://twitter.com/SaveMeitei" office:target-frame-name="_blank" xlink:show="new" text:style-name="Internet_20_link" text:visited-style-name="Visited_20_Internet_20_Link">https://twitter.com/SaveMeitei</text:a> </text:p>
      <text:p text:style-name="P1"><text:a xlink:type="simple" xlink:href="https://twitter.com/haokip2_ms" office:target-frame-name="_blank" xlink:show="new" text:style-name="Internet_20_link" text:visited-style-name="Visited_20_Internet_20_Link">https://twitter.com/haokip2_ms</text:a> </text:p>
      <text:p text:style-name="P1"><text:a xlink:type="simple" xlink:href="https://twitter.com/meiteiheritage" office:target-frame-name="_blank" xlink:show="new" text:style-name="Internet_20_link" text:visited-style-name="Visited_20_Internet_20_Link">https://twitter.com/meiteiheritage</text:a> </text:p>
      <text:p text:style-name="P1"><text:a xlink:type="simple" xlink:href="https://twitter.com/KukiMinjoy" office:target-frame-name="_blank" xlink:show="new" text:style-name="Internet_20_link" text:visited-style-name="Visited_20_Internet_20_Link">https://twitter.com/KukiMinjoy</text:a> </text:p>
      <text:p text:style-name="P1"><text:a xlink:type="simple" xlink:href="https://twitter.com/AboriginalKuki" office:target-frame-name="_blank" xlink:show="new" text:style-name="Internet_20_link" text:visited-style-name="Visited_20_Internet_20_Link">https://twitter.com/AboriginalKuki</text:a> </text:p>
      <text:p text:style-name="P1"><text:a xlink:type="simple" xlink:href="https://twitter.com/MeeteiTodayII" office:target-frame-name="_blank" xlink:show="new" text:style-name="Internet_20_link" text:visited-style-name="Visited_20_Internet_20_Link">https://twitter.com/MeeteiTodayII</text:a> </text:p>
      <text:p text:style-name="P1"><text:a xlink:type="simple" xlink:href="https://twitter.com/TheBlueHills49" office:target-frame-name="_blank" xlink:show="new" text:style-name="Internet_20_link" text:visited-style-name="Visited_20_Internet_20_Link">https://twitter.com/TheBlueHills49</text:a> </text:p>
      <text:p text:style-name="P1"><text:a xlink:type="simple" xlink:href="https://twitter.com/delhimeitei" office:target-frame-name="_blank" xlink:show="new" text:style-name="Internet_20_link" text:visited-style-name="Visited_20_Internet_20_Link">https://twitter.com/delhimeitei</text:a> </text:p>
      <text:p text:style-name="P1"><text:a xlink:type="simple" xlink:href="https://twitter.com/yelhaomee" office:target-frame-name="_blank" xlink:show="new" text:style-name="Internet_20_link" text:visited-style-name="Visited_20_Internet_20_Link">https://twitter.com/yelhaomee</text:a> </text:p>
      <text:p text:style-name="P1"><text:a xlink:type="simple" xlink:href="https://twitter.com/MeiteiAMA" office:target-frame-name="_blank" xlink:show="new" text:style-name="Internet_20_link" text:visited-style-name="Visited_20_Internet_20_Link">https://twitter.com/MeiteiAMA</text:a> </text:p>
      <text:p text:style-name="P1"><text:a xlink:type="simple" xlink:href="https://twitter.com/FagiShang" office:target-frame-name="_blank" xlink:show="new" text:style-name="Internet_20_link" text:visited-style-name="Visited_20_Internet_20_Link">https://twitter.com/FagiShang</text:a> </text:p>
      <text:p text:style-name="P1"><text:a xlink:type="simple" xlink:href="https://twitter.com/KoloiManipur" office:target-frame-name="_blank" xlink:show="new" text:style-name="Internet_20_link" text:visited-style-name="Visited_20_Internet_20_Link">https://twitter.com/KoloiManipur</text:a> </text:p>
      <text:p text:style-name="P1"><text:a xlink:type="simple" xlink:href="https://twitter.com/yaiphaba07" office:target-frame-name="_blank" xlink:show="new" text:style-name="Internet_20_link" text:visited-style-name="Visited_20_Internet_20_Link">https://twitter.com/yaiphaba07</text:a> </text:p>
      <text:p text:style-name="P1"><text:a xlink:type="simple" xlink:href="https://twitter.com/WorldMeeteiConv" office:target-frame-name="_blank" xlink:show="new" text:style-name="Internet_20_link" text:visited-style-name="Visited_20_Internet_20_Link">https://twitter.com/WorldMeeteiConv</text:a> </text:p>
      <text:p text:style-name="P1"> </text:p>
      <text:p text:style-name="P1"><text:soft-page-break/>Links for channels and videos: </text:p>
      <text:p text:style-name="P1">You Tube videos and channels: </text:p>
      <text:p text:style-name="P1"><text:a xlink:type="simple" xlink:href="https://www.youtube.com/@Impacttvmanipur" office:target-frame-name="_blank" xlink:show="new" text:style-name="Internet_20_link" text:visited-style-name="Visited_20_Internet_20_Link">https://www.youtube.com/@Impacttvmanipur</text:a> </text:p>
      <text:p text:style-name="P1"><text:a xlink:type="simple" xlink:href="https://www.youtube.com/@LamkaTalk" office:target-frame-name="_blank" xlink:show="new" text:style-name="Internet_20_link" text:visited-style-name="Visited_20_Internet_20_Link">https://www.youtube.com/@LamkaTalk</text:a> </text:p>
      <text:p text:style-name="P1"><text:a xlink:type="simple" xlink:href="https://www.youtube.com/@tomtvimphal" office:target-frame-name="_blank" xlink:show="new" text:style-name="Internet_20_link" text:visited-style-name="Visited_20_Internet_20_Link">https://www.youtube.com/@tomtvimphal</text:a> </text:p>
      <text:p text:style-name="P1"><text:a xlink:type="simple" xlink:href="https://www.youtube.com/@istvlive5211" office:target-frame-name="_blank" xlink:show="new" text:style-name="Internet_20_link" text:visited-style-name="Visited_20_Internet_20_Link">https://www.youtube.com/@istvlive5211</text:a> </text:p>
      <text:p text:style-name="P1"><text:a xlink:type="simple" xlink:href="https://youtu.be/cj1_lJULOuY?si=%20wQgbMtR-2VSNJggp" office:target-frame-name="_blank" xlink:show="new" text:style-name="Internet_20_link" text:visited-style-name="Visited_20_Internet_20_Link">https://youtu.be/cj1_lJULOuY?si=wQgbMtR-2VSNJggp</text:a> </text:p>
      <text:p text:style-name="P1"><text:a xlink:type="simple" xlink:href="https://youtu.be/WH7Sk9KOD84?si=S82w_DYQMvVWP7kw" office:target-frame-name="_blank" xlink:show="new" text:style-name="Internet_20_link" text:visited-style-name="Visited_20_Internet_20_Link">https://youtu.be/WH7Sk9KOD84?si=S82w_DYQMvVWP7kw</text:a> </text:p>
      <text:p text:style-name="P1"><text:a xlink:type="simple" xlink:href="https://youtu.be/Qg0W5cmFcmU?si=CY96hXUgy_zHps6g" office:target-frame-name="_blank" xlink:show="new" text:style-name="Internet_20_link" text:visited-style-name="Visited_20_Internet_20_Link">https://youtu.be/Qg0W5cmFcmU?si=CY96hXUgy_zHps6g</text:a> </text:p>
      <text:p text:style-name="P1"><text:a xlink:type="simple" xlink:href="https://youtu.be/cj1_lJULOuY?si=wQgbMtR-2VSNJggp" office:target-frame-name="_blank" xlink:show="new" text:style-name="Internet_20_link" text:visited-style-name="Visited_20_Internet_20_Link">https://youtu.be/cj1_lJULOuY?si=wQgbMtR-2VSNJggp</text:a> </text:p>
      <text:p text:style-name="P1"><text:a xlink:type="simple" xlink:href="https://www.youtube.com/live/kBQ-MAtaxEc?si=NvYTS_YYD7s9WUxK" office:target-frame-name="_blank" xlink:show="new" text:style-name="Internet_20_link" text:visited-style-name="Visited_20_Internet_20_Link">https://www.youtube.com/live/kBQ-MAtaxEc?si=NvYTS_YYD7s9WUxK</text:a> </text:p>
      <text:p text:style-name="P1"><text:a xlink:type="simple" xlink:href="https://youtu.be/a9dEwHVYjEM?si=zOMTohfe8TVvrD1g" office:target-frame-name="_blank" xlink:show="new" text:style-name="Internet_20_link" text:visited-style-name="Visited_20_Internet_20_Link">https://youtu.be/a9dEwHVYjEM?si=zOMTohfe8TVvrD1g</text:a> </text:p>
      <text:p text:style-name="P1"><text:a xlink:type="simple" xlink:href="https://youtu.be/xJjgUbvSAJs?si=cl5muv-RRFA6Gdq3" office:target-frame-name="_blank" xlink:show="new" text:style-name="Internet_20_link" text:visited-style-name="Visited_20_Internet_20_Link">https://youtu.be/xJjgUbvSAJs?si=cl5muv-RRFA6Gdq3</text:a> </text:p>
      <text:p text:style-name="P1"><text:a xlink:type="simple" xlink:href="https://youtu.be/WH7Sk9KOD84?si=S82w_DYQMvVWP7kw" office:target-frame-name="_blank" xlink:show="new" text:style-name="Internet_20_link" text:visited-style-name="Visited_20_Internet_20_Link">https://youtu.be/WH7Sk9KOD84?si=S82w_DYQMvVWP7kw</text:a> </text:p>
      <text:p text:style-name="P1"><text:a xlink:type="simple" xlink:href="https://youtu.be/Qg0W5cmFcmU?si=CY96hXUgy_zHps6g" office:target-frame-name="_blank" xlink:show="new" text:style-name="Internet_20_link" text:visited-style-name="Visited_20_Internet_20_Link">https://youtu.be/Qg0W5cmFcmU?si=CY96hXUgy_zHps6g</text:a> </text:p>
      <text:p text:style-name="P1">Facebook pages and posts: </text:p>
      <text:p text:style-name="P1"><text:a xlink:type="simple" xlink:href="https://www.facebook.com/manipurupdates?mibextid=ZbWKwL" office:target-frame-name="_blank" xlink:show="new" text:style-name="Internet_20_link" text:visited-style-name="Visited_20_Internet_20_Link">https://www.facebook.com/manipurupdates?mibextid=ZbWKwL</text:a> </text:p>
      <text:p text:style-name="P1"><text:a xlink:type="simple" xlink:href="https://www.facebook.com/groups/300896336775407/?ref=share&amp;mibextid=KtfwRi" office:target-frame-name="_blank" xlink:show="new" text:style-name="Internet_20_link" text:visited-style-name="Visited_20_Internet_20_Link">https://www.facebook.com/groups/300896336775407/?ref=share&amp;mibextid=KtfwRi</text:a> </text:p>
      <text:p text:style-name="P1"><text:a xlink:type="simple" xlink:href="https://www.facebook.com/Manipuribyblood?mibextid=ZbWKwL" office:target-frame-name="_blank" xlink:show="new" text:style-name="Internet_20_link" text:visited-style-name="Visited_20_Internet_20_Link">https://www.facebook.com/Manipuribyblood?mibextid=ZbWKwL</text:a> </text:p>
      <text:p text:style-name="P1"><text:a xlink:type="simple" xlink:href="https://www.facebook.com/ManipurTimes?mibextid=ZbWKwL" office:target-frame-name="_blank" xlink:show="new" text:style-name="Internet_20_link" text:visited-style-name="Visited_20_Internet_20_Link">https://www.facebook.com/ManipurTimes?mibextid=ZbWKwL</text:a> </text:p>
      <text:p text:style-name="P1"><text:a xlink:type="simple" xlink:href="https://www.facebook.com/KukiHills?mibextid=ZbWKwL" office:target-frame-name="_blank" xlink:show="new" text:style-name="Internet_20_link" text:visited-style-name="Visited_20_Internet_20_Link">https://www.facebook.com/KukiHills?mibextid=ZbWKwL</text:a> </text:p>
      <text:p text:style-name="P1"><text:a xlink:type="simple" xlink:href="https://www.facebook.com/Pellehey?mibextid=ZbWKwL" office:target-frame-name="_blank" xlink:show="new" text:style-name="Internet_20_link" text:visited-style-name="Visited_20_Internet_20_Link">https://www.facebook.com/Pellehey?mibextid=ZbWKwL</text:a> </text:p>
      <text:p text:style-name="P1"><text:a xlink:type="simple" xlink:href="https://www.facebook.com/EverythingAboutManipur?mibextid=ZbWKwL" office:target-frame-name="_blank" xlink:show="new" text:style-name="Internet_20_link" text:visited-style-name="Visited_20_Internet_20_Link">https://www.facebook.com/EverythingAboutManipur?mibextid=ZbWKwL</text:a> </text:p>
      <text:p text:style-name="P1"><text:a xlink:type="simple" xlink:href="https://www.facebook.com/ManipurMirrors?mibextid=ZbWKwL" office:target-frame-name="_blank" xlink:show="new" text:style-name="Internet_20_link" text:visited-style-name="Visited_20_Internet_20_Link">https://www.facebook.com/ManipurMirrors?mibextid=ZbWKwL</text:a> </text:p>
      <text:p text:style-name="P1"><text:a xlink:type="simple" xlink:href="https://www.facebook.com/KukiHills?mibextid=ZbWKwL" office:target-frame-name="_blank" xlink:show="new" text:style-name="Internet_20_link" text:visited-style-name="Visited_20_Internet_20_Link">https://www.facebook.com/KukiHills?mibextid=ZbWKwL</text:a> </text:p>
      <text:p text:style-name="P1"><text:a xlink:type="simple" xlink:href="https://www.facebook.com/ImphalFreePress?mibextid=ZbWKwL" office:target-frame-name="_blank" xlink:show="new" text:style-name="Internet_20_link" text:visited-style-name="Visited_20_Internet_20_Link">https://www.facebook.com/ImphalFreePress?mibextid=ZbWKwL</text:a> </text:p>
      <text:p text:style-name="P1"><text:a xlink:type="simple" xlink:href="https://www.facebook.com/zodailydigest?mibextid=ZbWKwL" office:target-frame-name="_blank" xlink:show="new" text:style-name="Internet_20_link" text:visited-style-name="Visited_20_Internet_20_Link">https://www.facebook.com/zodailydigest?mibextid=ZbWKwL</text:a> </text:p>
      <text:p text:style-name="P1"><text:a xlink:type="simple" xlink:href="https://www.facebook.com/manipur3sixty?mibextid=ZbWKwL" office:target-frame-name="_blank" xlink:show="new" text:style-name="Internet_20_link" text:visited-style-name="Visited_20_Internet_20_Link">https://www.facebook.com/manipur3sixty?mibextid=ZbWKwL</text:a> </text:p>
      <text:p text:style-name="P1"><text:a xlink:type="simple" xlink:href="https://www.facebook.com/profile.php?id=61550953325417&amp;mibextid=ZbWKwL" office:target-frame-name="_blank" xlink:show="new" text:style-name="Internet_20_link" text:visited-style-name="Visited_20_Internet_20_Link">https://www.facebook.com/profile.php?id=61550953325417&amp;mibextid=ZbWKwL</text:a> </text:p>
      <text:p text:style-name="P1"><text:a xlink:type="simple" xlink:href="https://www.facebook.com/profile.php?id=61550953325417&amp;mibextid=ZbWKwL" office:target-frame-name="_blank" xlink:show="new" text:style-name="Internet_20_link" text:visited-style-name="Visited_20_Internet_20_Link">https://www.facebook.com/profile.php?id=61550953325417&amp;mibextid=ZbWKwL</text:a> </text:p>
      <text:p text:style-name="P1"><text:a xlink:type="simple" xlink:href="https://www.facebook.com/groups/609677047844662/?ref=share&amp;mibextid=NSMWBT" office:target-frame-name="_blank" xlink:show="new" text:style-name="Internet_20_link" text:visited-style-name="Visited_20_Internet_20_Link">https://www.facebook.com/groups/609677047844662/?ref=share&amp;mibextid=NSMWBT</text:a> </text:p>
      <text:p text:style-name="P1"><text:a xlink:type="simple" xlink:href="https://www.facebook.com/groups/1486542064798931/?ref=share&amp;mibextid=NSMWBT" office:target-frame-name="_blank" xlink:show="new" text:style-name="Internet_20_link" text:visited-style-name="Visited_20_Internet_20_Link">https://www.facebook.com/groups/1486542064798931/?ref=share&amp;mibextid=NSMWBT</text:a> </text:p>
      <text:p text:style-name="P1"><text:a xlink:type="simple" xlink:href="https://www.facebook.com/groups/677550312413981/?ref=share&amp;mibextid=NSMWBT" office:target-frame-name="_blank" xlink:show="new" text:style-name="Internet_20_link" text:visited-style-name="Visited_20_Internet_20_Link"><text:soft-page-break/>https://www.facebook.com/groups/677550312413981/?ref=share&amp;mibextid=NSMWBT</text:a> </text:p>
      <text:p text:style-name="P1"><text:a xlink:type="simple" xlink:href="https://www.facebook.com/profile.php?id=100069382293881&amp;mibextid=ZbWKwL" office:target-frame-name="_blank" xlink:show="new" text:style-name="Internet_20_link" text:visited-style-name="Visited_20_Internet_20_Link">https://www.facebook.com/profile.php?id=100069382293881&amp;mibextid=ZbWKwL</text:a> </text:p>
      <text:p text:style-name="P1"><text:a xlink:type="simple" xlink:href="https://www.facebook.com/786.Md.Abash.Khan?mibextid=ZbWKwL" office:target-frame-name="_blank" xlink:show="new" text:style-name="Internet_20_link" text:visited-style-name="Visited_20_Internet_20_Link">https://www.facebook.com/786.Md.Abash.Khan?mibextid=ZbWKwL</text:a> </text:p>
      <text:p text:style-name="P1"><text:a xlink:type="simple" xlink:href="https://www.facebook.com/groups/301064595218017/?ref=share&amp;mibextid=NSMWBT" office:target-frame-name="_blank" xlink:show="new" text:style-name="Internet_20_link" text:visited-style-name="Visited_20_Internet_20_Link">https://www.facebook.com/groups/301064595218017/?ref=share&amp;mibextid=NSMWBT</text:a> </text:p>
      <text:p text:style-name="P1"><text:a xlink:type="simple" xlink:href="https://www.facebook.com/groups/301064595218017/?ref=share&amp;mibextid=NSMWBT" office:target-frame-name="_blank" xlink:show="new" text:style-name="Internet_20_link" text:visited-style-name="Visited_20_Internet_20_Link">https://www.facebook.com/groups/301064595218017/?ref=share&amp;mibextid=NSMWBT</text:a> </text:p>
      <text:p text:style-name="P1"><text:a xlink:type="simple" xlink:href="https://www.facebook.com/socialmediamanipur01?mibextid=ZbWKwL" office:target-frame-name="_blank" xlink:show="new" text:style-name="Internet_20_link" text:visited-style-name="Visited_20_Internet_20_Link">https://www.facebook.com/socialmediamanipur01?mibextid=ZbWKwL</text:a> </text:p>
      <text:p text:style-name="P1"><text:a xlink:type="simple" xlink:href="https://www.facebook.com/ThekangleiTravellers?mibextid=ZbWKwL" office:target-frame-name="_blank" xlink:show="new" text:style-name="Internet_20_link" text:visited-style-name="Visited_20_Internet_20_Link">https://www.facebook.com/ThekangleiTravellers?mibextid=ZbWKwL</text:a> </text:p>
      <text:p text:style-name="P1"><text:a xlink:type="simple" xlink:href="https://www.facebook.com/groups/2655459034686220/?ref=share&amp;mibextid=NSMWBT" office:target-frame-name="_blank" xlink:show="new" text:style-name="Internet_20_link" text:visited-style-name="Visited_20_Internet_20_Link">https://www.facebook.com/groups/2655459034686220/?ref=share&amp;mibextid=NSMWBT</text:a> </text:p>
      <text:p text:style-name="P1"><text:a xlink:type="simple" xlink:href="https://www.facebook.com/exploring.manipur?mibextid=ZbWKwL" office:target-frame-name="_blank" xlink:show="new" text:style-name="Internet_20_link" text:visited-style-name="Visited_20_Internet_20_Link">https://www.facebook.com/exploring.manipur?mibextid=ZbWKwL</text:a> </text:p>
      <text:p text:style-name="P1"><text:a xlink:type="simple" xlink:href="https://www.facebook.com/100093049957381/posts/pfbid032tWB5Zg94R14gL1kZkBhM5QvVT5MJkkZ8T8dTqvUN7xHL5twPWNDrdfkzYqfdx7Gl/?mibextid=Nif5oz" office:target-frame-name="_blank" xlink:show="new" text:style-name="Internet_20_link" text:visited-style-name="Visited_20_Internet_20_Link">https://www.facebook.com/100093049957381/posts/pfbid032tWB5Zg94R14gL1kZkBhM5QvVT5MJkkZ8T8dTqvUN7xHL5twPWNDrdfkzYqfdx7Gl/?mibextid=Nif5oz</text:a> </text:p>
      <text:p text:style-name="P1"><text:a xlink:type="simple" xlink:href="https://fb.watch/pQmU6FjYe_/?mibextid=Nif5oz" office:target-frame-name="_blank" xlink:show="new" text:style-name="Internet_20_link" text:visited-style-name="Visited_20_Internet_20_Link">https://fb.watch/pQmU6FjYe_/?mibextid=Nif5oz</text:a> </text:p>
      <text:p text:style-name="P1"><text:a xlink:type="simple" xlink:href="https://fb.watch/pQmVVTL_Zs/?mibextid=Nif5oz" office:target-frame-name="_blank" xlink:show="new" text:style-name="Internet_20_link" text:visited-style-name="Visited_20_Internet_20_Link">https://fb.watch/pQmVVTL_Zs/?mibextid=Nif5oz</text:a> </text:p>
      <text:p text:style-name="P1"><text:a xlink:type="simple" xlink:href="https://fb.watch/pQn2TxicES/?mibextid=Nif5oz" office:target-frame-name="_blank" xlink:show="new" text:style-name="Internet_20_link" text:visited-style-name="Visited_20_Internet_20_Link">https://fb.watch/pQn2TxicES/?mibextid=Nif5oz</text:a> </text:p>
      <text:p text:style-name="P1"><text:a xlink:type="simple" xlink:href="https://fb.watch/pQn4G7kyaa/?mibextid=Nif5oz" office:target-frame-name="_blank" xlink:show="new" text:style-name="Internet_20_link" text:visited-style-name="Visited_20_Internet_20_Link">https://fb.watch/pQn4G7kyaa/?mibextid=Nif5oz</text:a> </text:p>
      <text:p text:style-name="P1"><text:a xlink:type="simple" xlink:href="https://fb.watch/pQn9HeWbEM/?mibextid=Nif5oz" office:target-frame-name="_blank" xlink:show="new" text:style-name="Internet_20_link" text:visited-style-name="Visited_20_Internet_20_Link">https://fb.watch/pQn9HeWbEM/?mibextid=Nif5oz</text:a> </text:p>
      <text:p text:style-name="P1"><text:a xlink:type="simple" xlink:href="https://fb.watch/pQndKB0b8l/?mibextid=Nif5oz" office:target-frame-name="_blank" xlink:show="new" text:style-name="Internet_20_link" text:visited-style-name="Visited_20_Internet_20_Link">https://fb.watch/pQndKB0b8l/?mibextid=Nif5oz</text:a> </text:p>
      <text:p text:style-name="P1"><text:a xlink:type="simple" xlink:href="https://fb.watch/pQnzx7Qi_Y/?mibextid=Nif5oz" office:target-frame-name="_blank" xlink:show="new" text:style-name="Internet_20_link" text:visited-style-name="Visited_20_Internet_20_Link">https://fb.watch/pQnzx7Qi_Y/?mibextid=Nif5oz</text:a> </text:p>
      <text:p text:style-name="P1"><text:a xlink:type="simple" xlink:href="https://fb.watch/pQnN-y-ucv/?mibextid=Nif5oz" office:target-frame-name="_blank" xlink:show="new" text:style-name="Internet_20_link" text:visited-style-name="Visited_20_Internet_20_Link">https://fb.watch/pQnN-y-ucv/?mibextid=Nif5oz</text:a> </text:p>
      <text:p text:style-name="P1"><text:a xlink:type="simple" xlink:href="https://m.facebook.com/story.php?story_fbid=pfbid024vtVWUhzqpsewYtDqkEs8kNP6Wur1yzSQWae8kjuWqEjuPN1pWcD2xacBDFK6KmCl&amp;id=100064734727023&amp;mibextid=Nif5oz" office:target-frame-name="_blank" xlink:show="new" text:style-name="Internet_20_link" text:visited-style-name="Visited_20_Internet_20_Link">https://m.facebook.com/story.php?story_fbid=pfbid024vtVWUhzqpsewYtDqkEs8kNP6Wur1yzSQWae8kjuWqEjuPN1pWcD2xacBDFK6KmCl&amp;id=100064734727023&amp;mibextid=Nif5oz</text:a> </text:p>
      <text:p text:style-name="P1">Links for Instagram pages: </text:p>
      <text:p text:style-name="P1"><text:a xlink:type="simple" xlink:href="https://www.instagram.com/p/C2ZdbMwSvdV/?igsh=MWQzMTNyaTNiM2o1OQ==" office:target-frame-name="_blank" xlink:show="new" text:style-name="Internet_20_link" text:visited-style-name="Visited_20_Internet_20_Link">https://www.instagram.com/p/C2ZdbMwSvdV/?igsh=MWQzMTNyaTNiM2o1OQ==</text:a> </text:p>
      <text:p text:style-name="P1"><text:a xlink:type="simple" xlink:href="https://www.instagram.com/p/C2OdlbPRiDS/?igsh=ZTVmMXIyd3NyeGV0" office:target-frame-name="_blank" xlink:show="new" text:style-name="Internet_20_link" text:visited-style-name="Visited_20_Internet_20_Link">https://www.instagram.com/p/C2OdlbPRiDS/?igsh=ZTVmMXIyd3NyeGV0</text:a> </text:p>
      <text:p text:style-name="P1"><text:a xlink:type="simple" xlink:href="https://www.instagram.com/p/C1e_sAARI5P/?igsh=MTVpZmZzbTZqeThxbA==" office:target-frame-name="_blank" xlink:show="new" text:style-name="Internet_20_link" text:visited-style-name="Visited_20_Internet_20_Link">https://www.instagram.com/p/C1e_sAARI5P/?igsh=MTVpZmZzbTZqeThxbA==</text:a> </text:p>
      <text:p text:style-name="P1"><text:a xlink:type="simple" xlink:href="https://www.instagram.com/p/C1emPoSRpM6/?igsh=ZXZucGw5a3R4MjYz" office:target-frame-name="_blank" xlink:show="new" text:style-name="Internet_20_link" text:visited-style-name="Visited_20_Internet_20_Link">https://www.instagram.com/p/C1emPoSRpM6/?igsh=ZXZucGw5a3R4MjYz</text:a> </text:p>
      <text:p text:style-name="P1"><text:a xlink:type="simple" xlink:href="https://www.instagram.com/p/Cx98y74Ro54/?igsh=MWJraTV2bnFnNmh5Yw==" office:target-frame-name="_blank" xlink:show="new" text:style-name="Internet_20_link" text:visited-style-name="Visited_20_Internet_20_Link">https://www.instagram.com/p/Cx98y74Ro54/?igsh=MWJraTV2bnFnNmh5Yw==</text:a> </text:p>
      <text:p text:style-name="P1"><text:a xlink:type="simple" xlink:href="https://www.instagram.com/p/Cx24457xnsB/?igsh=MXNrcnd6NDB5ZDB0Mg==" office:target-frame-name="_blank" xlink:show="new" text:style-name="Internet_20_link" text:visited-style-name="Visited_20_Internet_20_Link">https://www.instagram.com/p/Cx24457xnsB/?igsh=MXNrcnd6NDB5ZDB0Mg==</text:a> </text:p>
      <text:p text:style-name="P1"><text:a xlink:type="simple" xlink:href="https://www.instagram.com/p/Cr0r3RJSiX4/?igsh=MXgzaGtrc3lmcW03cA==" office:target-frame-name="_blank" xlink:show="new" text:style-name="Internet_20_link" text:visited-style-name="Visited_20_Internet_20_Link">https://www.instagram.com/p/Cr0r3RJSiX4/?igsh=MXgzaGtrc3lmcW03cA==</text:a> </text:p>
      <text:p text:style-name="P1"><text:a xlink:type="simple" xlink:href="https://www.instagram.com/p/CzazfvjMIjD/?igsh=MW80ZGJibHVlZTdwMA==" office:target-frame-name="_blank" xlink:show="new" text:style-name="Internet_20_link" text:visited-style-name="Visited_20_Internet_20_Link">https://www.instagram.com/p/CzazfvjMIjD/?igsh=MW80ZGJibHVlZTdwMA==</text:a> </text:p>
      <text:p text:style-name="P1"><text:a xlink:type="simple" xlink:href="https://www.instagram.com/p/C2MqyXRRvbc/?igsh=MWR5aGV5MTg2MmE0Mw==" office:target-frame-name="_blank" xlink:show="new" text:style-name="Internet_20_link" text:visited-style-name="Visited_20_Internet_20_Link">https://www.instagram.com/p/C2MqyXRRvbc/?igsh=MWR5aGV5MTg2MmE0Mw==</text:a> </text:p>
      <text:p text:style-name="P1"><text:a xlink:type="simple" xlink:href="https://www.instagram.com/p/C0DX0L2R6KD/?igsh=MTJmczkwcTUyN2NmMA==" office:target-frame-name="_blank" xlink:show="new" text:style-name="Internet_20_link" text:visited-style-name="Visited_20_Internet_20_Link"><text:soft-page-break/>https://www.instagram.com/p/C0DX0L2R6KD/?igsh=MTJmczkwcTUyN2NmMA==</text:a> </text:p>
      <text:p text:style-name="P1"><text:a xlink:type="simple" xlink:href="https://www.instagram.com/p/CztxRs-R-ft/?igsh=b2I1OGYxdWtldnBp" office:target-frame-name="_blank" xlink:show="new" text:style-name="Internet_20_link" text:visited-style-name="Visited_20_Internet_20_Link">https://www.instagram.com/p/CztxRs-R-ft/?igsh=b2I1OGYxdWtldnBp</text:a> </text:p>
      <text:p text:style-name="P1"><text:a xlink:type="simple" xlink:href="https://www.instagram.com/p/CzJOLIkxNHY/?igsh=OWphb2F0cWl2ZWp0" office:target-frame-name="_blank" xlink:show="new" text:style-name="Internet_20_link" text:visited-style-name="Visited_20_Internet_20_Link">https://www.instagram.com/p/CzJOLIkxNHY/?igsh=OWphb2F0cWl2ZWp0</text:a> </text:p>
      <text:p text:style-name="P1"><text:a xlink:type="simple" xlink:href="https://www.instagram.com/reel/CybS0UyxDR0/?igsh=MXcwYXRxN3M2azR2cw==" office:target-frame-name="_blank" xlink:show="new" text:style-name="Internet_20_link" text:visited-style-name="Visited_20_Internet_20_Link">https://www.instagram.com/reel/CybS0UyxDR0/?igsh=MXcwYXRxN3M2azR2cw==</text:a> </text:p>
      <text:p text:style-name="P1"><text:a xlink:type="simple" xlink:href="https://www.instagram.com/p/CyPhMFcRFkc/?igsh=aWxueXVrcHIzOTds" office:target-frame-name="_blank" xlink:show="new" text:style-name="Internet_20_link" text:visited-style-name="Visited_20_Internet_20_Link">https://www.instagram.com/p/CyPhMFcRFkc/?igsh=aWxueXVrcHIzOTds</text:a> </text:p>
      <text:p text:style-name="P1"><text:a xlink:type="simple" xlink:href="https://www.instagram.com/p/CyFeIRKxUjn/?igsh=Y2h0dW5kbGsyamJh" office:target-frame-name="_blank" xlink:show="new" text:style-name="Internet_20_link" text:visited-style-name="Visited_20_Internet_20_Link">https://www.instagram.com/p/CyFeIRKxUjn/?igsh=Y2h0dW5kbGsyamJh</text:a> </text:p>
      <text:p text:style-name="P1"><text:a xlink:type="simple" xlink:href="https://www.instagram.com/reel/Cx0_DZ1yHYs/?igsh=bm0wYW95bWxxcGgw" office:target-frame-name="_blank" xlink:show="new" text:style-name="Internet_20_link" text:visited-style-name="Visited_20_Internet_20_Link">https://www.instagram.com/reel/Cx0_DZ1yHYs/?igsh=bm0wYW95bWxxcGgw</text:a> </text:p>
      <text:p text:style-name="P1"><text:a xlink:type="simple" xlink:href="https://www.instagram.com/p/Cxnw6l1v38H/?igsh=NGtvNDVrdGx6ZGxo" office:target-frame-name="_blank" xlink:show="new" text:style-name="Internet_20_link" text:visited-style-name="Visited_20_Internet_20_Link">https://www.instagram.com/p/Cxnw6l1v38H/?igsh=NGtvNDVrdGx6ZGxo</text:a> </text:p>
      <text:p text:style-name="P1"><text:a xlink:type="simple" xlink:href="https://www.instagram.com/reel/CxcLeALRt8c/?igsh=MWVpeHdmczlkd2NkMg==" office:target-frame-name="_blank" xlink:show="new" text:style-name="Internet_20_link" text:visited-style-name="Visited_20_Internet_20_Link">https://www.instagram.com/reel/CxcLeALRt8c/?igsh=MWVpeHdmczlkd2NkMg==</text:a> </text:p>
      <text:p text:style-name="P1"><text:a xlink:type="simple" xlink:href="https://www.instagram.com/reel/Cs1Eex6PlCq/?igsh=MWhwcHZuNGwydm0yMg==" office:target-frame-name="_blank" xlink:show="new" text:style-name="Internet_20_link" text:visited-style-name="Visited_20_Internet_20_Link">https://www.instagram.com/reel/Cs1Eex6PlCq/?igsh=MWhwcHZuNGwydm0yMg==</text:a> </text:p>
      <text:p text:style-name="P1"><text:a xlink:type="simple" xlink:href="https://www.instagram.com/p/CvFUWzqSz0A/?igsh=cWh6bXV4OTNlcDRt" office:target-frame-name="_blank" xlink:show="new" text:style-name="Internet_20_link" text:visited-style-name="Visited_20_Internet_20_Link">https://www.instagram.com/p/CvFUWzqSz0A/?igsh=cWh6bXV4OTNlcDRt</text:a> </text:p>
      <text:p text:style-name="P1"> 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9:00:12.265545872</meta:creation-date>
    <dc:date>2024-04-02T19:01:05.108408869</dc:date>
    <meta:editing-duration>PT53S</meta:editing-duration>
    <meta:editing-cycles>1</meta:editing-cycles>
    <meta:document-statistic meta:table-count="0" meta:image-count="0" meta:object-count="0" meta:page-count="4" meta:paragraph-count="99" meta:word-count="161" meta:character-count="5766" meta:non-whitespace-character-count="5603"/>
    <meta:generator>LibreOffice/7.6.5.2$Linux_X86_64 LibreOffice_project/60$Build-2</meta:generator>
  </office:meta>
</office:document-meta>
</file>